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background-color="#0000ff"/>
    </style:style>
    <style:style style:name="P9"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10" style:family="paragraph" style:parent-style-name="Standard" style:list-style-name="L1">
      <style:text-properties fo:font-weight="normal" style:font-weight-asian="normal" style:font-weight-complex="normal"/>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5">
      <style:text-properties fo:font-weight="normal" style:font-weight-asian="normal" style:font-weight-complex="normal"/>
    </style:style>
    <style:style style:name="P15" style:family="paragraph" style:parent-style-name="Standard" style:list-style-name="L6">
      <style:text-properties fo:font-weight="normal" style:font-weight-asian="normal" style:font-weight-complex="normal"/>
    </style:style>
    <style:style style:name="P16" style:family="paragraph" style:parent-style-name="Standard" style:list-style-name="L7">
      <style:text-properties fo:font-weight="normal" style:font-weight-asian="normal" style:font-weight-complex="normal"/>
    </style:style>
    <style:style style:name="P17" style:family="paragraph" style:parent-style-name="Standard" style:list-style-name="L8">
      <style:text-properties fo:font-weight="normal" style:font-weight-asian="normal" style:font-weight-complex="normal"/>
    </style:style>
    <style:style style:name="P18" style:family="paragraph" style:parent-style-name="Standard" style:list-style-name="L9">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00ff00" style:font-weight-asian="normal" style:font-weight-complex="normal"/>
    </style:style>
    <style:style style:name="T4" style:family="text">
      <style:text-properties fo:background-color="#00ff00"/>
    </style:style>
    <style:style style:name="T5" style:family="text">
      <style:text-properties fo:font-style="italic" style:font-style-asian="italic" style:font-style-complex="italic"/>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font-name="Courier New"/>
    </style:style>
    <style:style style:name="T10" style:family="text">
      <style:text-properties style:use-window-font-color="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4">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Standard"/>
      <text:p text:style-name="Standard">Introducción:</text:p>
      <text:p text:style-name="Standard"/>
      <text:p text:style-name="P6">Uno de los elementos centrales en la construcción de soluciones algorítmicas a problemas es el uso de las denominadas <text:span text:style-name="T5">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6"/>
      <text:p text:style-name="P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7"><text:soft-page-break/>[INDICE]</text:p>
      <text:p text:style-name="P5"/>
      <text:p text:style-name="P7">[INDICE FIGURAS]</text:p>
      <text:p text:style-name="P5"/>
      <text:p text:style-name="P5"/>
      <text:p text:style-name="P7">Introducción:</text:p>
      <text:p text:style-name="P7"/>
      <text:p text:style-name="P7">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7">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7"/>
      <text:p text:style-name="P7">Utilización de plataformas de desarrollo(patrones):</text:p>
      <text:p text:style-name="P7"/>
      <text:p text:style-name="P7">[ABAJO: AGREGAR DEFINICION DE PATRONES]</text:p>
      <text:p text:style-name="P7">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7"/>
      <text:p text:style-name="P7">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7"/>
      <text:p text:style-name="P7">[AGREGAR COMO NOTA AL PIE]</text:p>
      <text:p text:style-name="P7">*Los pasos de transformación pueden entenderse como cambios atómicos al estado, cambios que no pueden subdividirse en pasos mas pequeños.</text:p>
      <text:p text:style-name="P7"/>
      <text:p text:style-name="P7">**La genericidad con restricciones es aquella que restringe a los parámetros de clases para que deriven de una clase en particular, ej: <text:span text:style-name="T9">Clase&lt;C implements Comparable&lt;C&gt;&gt;</text:span>.</text:p>
      <text:p text:style-name="P5"/>
      <text:p text:style-name="P5"/>
      <text:p text:style-name="P5"/>
      <text:p text:style-name="P5"/>
      <text:p text:style-name="P5"/>
      <text:p text:style-name="P5"/>
      <text:p text:style-name="P5"><text:soft-page-break/></text:p>
      <text:p text:style-name="P7">[AGREGAR INFO JAVA (ver informe del nico y raul)]</text:p>
      <text:p text:style-name="P7"/>
      <text:p text:style-name="P7">Diseño e implementación:</text:p>
      <text:p text:style-name="P5"/>
      <text:p text:style-name="P5">Descripción del problema:</text:p>
      <text:p text:style-name="P5">Se desea construir una plataforma (conjunto de clases, clases abstractas e interfaces) que actúe de base para el desarrollo de: <text:span text:style-name="T1">motores de búsqueda con y sin adversario</text:span><text:span text:style-name="T2"> </text:span><text:span text:style-name="T3">(a partir de ahora llamados MBA y MBSA respectivamente)</text:span><text:span text:style-name="T2">; </text:span><text:span text:style-name="T1">problemas de búsqueda con y sin adversario </text:span><text:span text:style-name="T2">(a partir de ahora llamados PBA y PBSA respectivamente)</text:span><text:span text:style-name="T1"> mediante la descripción de sus componentes</text:span><text:span text:style-name="T2"> (noción de estado, descripción del problema, reglas de cambio de estado). Y dos ejemplos de uso, un</text:span><text:span text:style-name="T1"> juego con adversario</text:span><text:span text:style-name="T2">, y otro </text:span><text:span text:style-name="T1">juego sin adversario</text:span><text:span text:style-name="T2">, usados para demostrar la utilización de la plataforma y mostrar sus ventajas frente a tener que desarrollarlos sin tener a la misma.</text:span></text:p>
      <text:p text:style-name="P2"/>
      <text:p text:style-name="P2">El <text:span text:style-name="T1">motor de búsqueda con adversario debe ser minMax con poda alfa-beta</text:span><text:span text:style-name="T4">[REFERENCIA A MOTORES]</text:span>, en cambio el <text:span text:style-name="T1">motor de búsqueda para problemas sin adversario es a libre elección</text:span>. Ambos <text:span text:style-name="T1">problemas de ejemplo deben ser juegos</text:span> (uno con adversario y el otro sin) y el <text:span text:style-name="T1">juego sin adversario debe proveer una interfaz gráfica</text:span> de usuario. Alguno de los dos juegos con adversario debe ser ser de mediana complejidad (ej: mayor complejidad que reversi y menor que ajedrez).</text:p>
      <text:p text:style-name="P2"/>
      <text:p text:style-name="P2">Criterio de aceptación:</text:p>
      <text:p text:style-name="P2">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
      <text:p text:style-name="P2">Metodología de trabajo:</text:p>
      <text:p text:style-name="P2">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1"/>
      <text:p text:style-name="P1"/>
      <text:p text:style-name="P1"/>
      <text:p text:style-name="P1"/>
      <text:p text:style-name="P1"/>
      <text:p text:style-name="P2">Especificación de requerimientos:</text:p>
      <text:p text:style-name="P2"><text:soft-page-break/>[TODO: COPIAR ESPECIFICACIÓN DE REQUERIMIENTOS DE SOFTWARE]</text:p>
      <text:p text:style-name="P1"/>
      <text:p text:style-name="P1"/>
      <text:p text:style-name="P1">Diseño</text:p>
      <text:p text:style-name="P1"/>
      <text:p text:style-name="P9">[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10">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text:soft-page-break/>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1806348559" text:style-name="L1">
        <text:list-item>
          <text:p text:style-name="P10">Contener toda estructura necesaria para un estado de un problema de búsqueda</text:p>
        </text:list-item>
        <text:list-item>
          <text:p text:style-name="P10">Ofrecer los métodos necesarios para interactuar con dichas estructuras</text:p>
        </text:list-item>
        <text:list-item>
          <text:p text:style-name="P10">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309848096" text:style-name="L2">
        <text:list-item>
          <text:p text:style-name="P11">Ofrecer un método para evaluar al estado</text:p>
        </text:list-item>
        <text:list-item>
          <text:p text:style-name="P11">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901540299" text:style-name="L3">
        <text:list-item>
          <text:p text:style-name="P12">Ofrecer métodos para saber que jugador ganó (ganó max, ganó min)</text:p>
        </text:list-item>
        <text:list-item>
          <text:p text:style-name="P12">Ofrecer métodos para saber a que jugador pertenece un estado (es max, es min)</text:p>
        </text:list-item>
        <text:list-item>
          <text:p text:style-name="P12">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text:soft-page-break/></text:p>
      <text:p text:style-name="P1">Problema de búsqueda</text:p>
      <text:p text:style-name="P1"/>
      <text:p text:style-name="P1">El problema de búsqueda (SearchProblem) tiene las siguientes responsabilidades:</text:p>
      <text:p text:style-name="P1"/>
      <text:list xml:id="list65642924" text:style-name="L4">
        <text:list-item>
          <text:p text:style-name="P13">Definir cual es el estado inicial del problema</text:p>
        </text:list-item>
        <text:list-item>
          <text:p text:style-name="P13">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1444417293" text:style-name="L5">
        <text:list-item>
          <text:p text:style-name="P14">Contener el problema de búsqueda sobre el que realiza las búsquedas</text:p>
        </text:list-item>
        <text:list-item>
          <text:p text:style-name="P14">Realizar la búsqueda</text:p>
        </text:list-item>
        <text:list-item>
          <text:p text:style-name="P14">Obtener la solución al problema</text:p>
        </text:list-item>
        <text:list-item>
          <text:p text:style-name="P14">Obtener el estado actual de la búsqueda en forma de texto</text:p>
        </text:list-item>
        <text:list-item>
          <text:p text:style-name="P14">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859978916" text:style-name="L6">
        <text:list-item>
          <text:p text:style-name="P15">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434924111" text:style-name="L7">
        <text:list-item>
          <text:p text:style-name="P16">Computar el valor de un estado en el árbol de búsqueda</text:p>
        </text:list-item>
        <text:list-item>
          <text:p text:style-name="P16">Computar el mejor movimiento a realizar a un estado dado</text:p>
        </text:list-item>
        <text:list-item>
          <text:p text:style-name="P16">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2062014086" text:style-name="L8">
        <text:list-item>
          <text:p text:style-name="P17">Pasar requerimientos de movimiento al motor</text:p>
        </text:list-item>
        <text:list-item>
          <text:p text:style-name="P17">Mantener “la ultima jugada” de cada jugador</text:p>
        </text:list-item>
        <text:list-item>
          <text:p text:style-name="P17">Permitir deshacer una jugada</text:p>
        </text:list-item>
        <text:list-item>
          <text:p text:style-name="P17">Permitir cambiar ajustes del motor relacionadas a la dificultad</text:p>
        </text:list-item>
        <text:list-item>
          <text:p text:style-name="P17">Definir nombres de jugadores y cual comienza</text:p>
        </text:list-item>
        <text:list-item>
          <text:p text:style-name="P17">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1808726299" text:style-name="L9">
        <text:list-item>
          <text:p text:style-name="P18">Comprobar que los estados pasados por la aplicación son correctos</text:p>
        </text:list-item>
      </text:list>
      <text:p text:style-name="P1"/>
      <text:p text:style-name="P1"/>
      <text:p text:style-name="P2">Diseño detallado:<text:tab/><text:tab/>[TODO:COMPLETAR]</text:p>
      <text:p text:style-name="P2"><text:soft-page-break/>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03T12:08:47</dc:date>
    <meta:editing-duration>PT10H22M54S</meta:editing-duration>
    <meta:editing-cycles>37</meta:editing-cycles>
    <meta:generator>OpenOffice.org/3.2$Linux OpenOffice.org_project/320m12$Build-9483</meta:generator>
    <meta:document-statistic meta:table-count="0" meta:image-count="0" meta:object-count="0" meta:page-count="7" meta:paragraph-count="110" meta:word-count="2548" meta:character-count="16252"/>
    <dc:creator>Carla Fiori</dc:creator>
  </office:meta>
</office:document-meta>
</file>